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2_8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, FF 32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A. H. Nieto; Sabato Morais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; A. H. Nieto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7 June 1873</text:p>
      <text:p text:style-name="P5">Month<text:tab/><text:tab/><text:tab/><text:tab/><text:tab/><text:tab/>June</text:p>
      <text:p text:style-name="P5">Year<text:tab/><text:tab/><text:tab/><text:tab/><text:tab/><text:tab/>1873</text:p>
      <text:p text:style-name="P5">Hebrew Date<text:tab/><text:tab/><text:tab/><text:tab/><text:tab/></text:p>
      <text:p text:style-name="P5">Undated</text:p>
      <text:p text:style-name="P5">City<text:tab/><text:tab/><text:tab/><text:tab/><text:tab/><text:tab/>Kingston</text:p>
      <text:p text:style-name="P5">State<text:tab/><text:tab/><text:tab/><text:tab/><text:tab/><text:tab/><text:tab/><text:tab/><text:tab/><text:tab/></text:p>
      <text:p text:style-name="P5">Country<text:tab/><text:tab/><text:tab/><text:tab/><text:tab/>Jamaic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/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2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/text:p>
      <text:p text:style-name="P5">Postma<text:tab/>rk<text:tab/><text:tab/><text:tab/><text:tab/><text:tab/>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3"><text:span text:style-name="T1">[Hebrew]/</text:span></text:p>
      <text:p text:style-name="P3"><text:span text:style-name="T1">Kingston Jamaica/</text:span></text:p>
      <text:p text:style-name="P3"><text:span text:style-name="T1">17 June 1873./</text:span></text:p>
      <text:p text:style-name="P2"><text:span text:style-name="T1">Revd Ribbi[sic]/</text:span></text:p>
      <text:p text:style-name="P2"><text:span text:style-name="T1"><text:tab/>With extreme sorrow and/ heartfelt grief, did I receive the/ news of your bereavement. <text:s/>May/ the Great Creator Console you/ by making your children a comfort/ to you in your declining years/</text:span></text:p>
      <text:p text:style-name="P2"><text:span text:style-name="T1">[Hebrew]/</text:span></text:p>
      <text:p text:style-name="P2"><text:span text:style-name="T1"><text:tab/>Many thanks for your kind information/ respecting the [Hebrew]./</text:span></text:p>
      <text:p text:style-name="P2"><text:span text:style-name="T1">With regard to the [Hebrew] what I particu/-larly desired to know was whether he/ could be married at all./</text:span></text:p>
      <text:p text:style-name="P2"><text:span text:style-name="T1">Because among those who are under/</text:span></text:p>
      <text:p text:style-name="P2"><text:span text:style-name="T1"/></text:p>
      <text:p text:style-name="P2"><text:span text:style-name="T1">[Page 2]</text:span></text:p>
      <text:p text:style-name="P2"><text:span text:style-name="T1">2/</text:span></text:p>
      <text:p text:style-name="P2"><text:span text:style-name="T1">the penalty of [Hebrew]. <text:s/>I find the [Hebrew] named/ The facts are simply these. <text:s/>Some years/ ago a man [crossed-out: of] by name Shalom, Committed/ himself with a married woman in consequence/ she was divorced from her husband. <text:s/>Shalom/ then married her in the church, and they lived/ as man and wife till she died, which was/ about 3 years back. <text:s/>After which Shalom/ took his niece to live with him in a state/ of concubinage; after she became a/ mother, he applied to the synagogue to/ marry him. <text:s/>I objected on the grounds,/ as I still think, that a [Hebrew] cannot be/ received in the congregation. (my protest/ still exists.) <text:s/>However, since Dr Artom/ gave an equivocal decision the vestry/ took upon themselves to marry him, on/ the plea, that if there was any wrong, it/ was on the side of Dr Artom who had/ first decided that he could never be married/ as he had committed a crime both against/ God and man and because the man/ committed himself with his niece, and a/ child was born, he said, you </text:span><text:span text:style-name="T2">may</text:span><text:span text:style-name="T3"> marry/ him. <text:s/>“So that in order to cover one/ crime, a man has only to commit another/ the only deduction to be drawn from/ such a decision./</text:span></text:p>
      <text:p text:style-name="P2"><text:span text:style-name="T3">The reason for my laying this before you, is,/ that I </text:span><text:span text:style-name="T2">fear</text:span><text:span text:style-name="T3"> I have done wrong by marrying/ him and which fear continually haunts me./</text:span></text:p>
      <text:p text:style-name="P2"><text:span text:style-name="T3"/></text:p>
      <text:p text:style-name="P2"><text:span text:style-name="T3">[Page 3]</text:span></text:p>
      <text:p text:style-name="P2"><text:span text:style-name="T3">3/</text:span></text:p>
      <text:p text:style-name="P2"><text:span text:style-name="T3">My wife and children are thanks to providence/ well. <text:s/>Also my brother and his wife./</text:span></text:p>
      <text:p text:style-name="P2"><text:span text:style-name="T3">The Da Costa brothers beg to be remembered/ to you, and to wish you comfort./</text:span></text:p>
      <text:p text:style-name="P2"><text:span text:style-name="T3">I have nothing of any consequence/ to write to you this packet, only/ I long once more to salute you/ personally, for which I shall/ embrace the first fair opportunity./ <text:s/>Trusting to hear that you are/ consoling yourself./</text:span></text:p>
      <text:p text:style-name="P2"><text:span text:style-name="T3"><text:tab/>I remain/</text:span></text:p>
      <text:p text:style-name="P2"><text:span text:style-name="T3"><text:tab/><text:tab/>Yours dutifully/</text:span></text:p>
      <text:p text:style-name="P2"><text:span text:style-name="T3"><text:tab/><text:tab/><text:tab/>A H Nieto/</text:span></text:p>
      <text:p text:style-name="P2"><text:span text:style-name="T3"><text:tab/><text:tab/>[Hebrew]/</text:span></text:p>
      <text:p text:style-name="P2"><text:span text:style-name="T3"/></text:p>
      <text:p text:style-name="P2"><text:span text:style-name="T3">[Page 4]</text:span></text:p>
      <text:p text:style-name="P2"><text:span text:style-name="T3">Dear Nieto/</text:span></text:p>
      <text:p text:style-name="P3"><text:span text:style-name="T3">Philadelphia June 29</text:span><text:span text:style-name="T4">th</text:span><text:span text:style-name="T3"> 1873/</text:span></text:p>
      <text:p text:style-name="P2"><text:span text:style-name="T3"><text:tab/>Yesterday [Hebrew] [crossed-out: your kind] came to hand your kind favor with/ [Hebrew] for which receive my sincere thanks./</text:span></text:p>
      <text:p text:style-name="P2"><text:span text:style-name="T3">I am at a loss to understand what is the difficulty about the/ [Hebrew], and why Dr Artom hesitated at all in deciding/ [crossed-out: at once] that he </text:span><text:span text:style-name="T2">ought</text:span><text:span text:style-name="T3"> to have been married to his niece./</text:span></text:p>
      <text:p text:style-name="P2"><text:span text:style-name="T3"><text:tab/>I am ready to plead ignorance, if I am ever, and I always/ wish to stand corrected, but really think that [Hebrew] rather than a/ [Hebrew] would be a [Hebrew], enabling a great [Hebrew]/ to enter [Hebrew] [crossed-out: and] removing a [Hebrew], and [?]ing/ away the [?] attached to her offspring./</text:span></text:p>
      <text:p text:style-name="P2"><text:span text:style-name="T3">According to my humble opinion I say [Hebrew]/ [Hebrew]/</text:span></text:p>
      <text:p text:style-name="P2"><text:span text:style-name="T3">I am pleased to hear that your family are well,/ Remember me kindly to all, and the Da Costa brothers/ and believe me/</text:span></text:p>
      <text:p text:style-name="P2"><text:span text:style-name="T3"><text:tab/><text:tab/>Yours &amp;c/</text:span></text:p>
      <text:p text:style-name="P2"><text:span text:style-name="T3"><text:tab/><text:tab/>S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11:46:06</meta:creation-date>
    <dc:date>2009-05-18T12:38:43</dc:date>
    <dc:language>en-US</dc:language>
    <meta:editing-cycles>2</meta:editing-cycles>
    <meta:editing-duration>PT5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93" meta:word-count="717" meta:character-count="4361"/>
  </office:meta>
</office:document-meta>
</file>